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C8000000EDB9A0005CB6F1FFA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8" style:family="paragraph" style:parent-style-name="Heading_20_3" style:master-page-name="Standard">
      <style:paragraph-properties fo:margin-top="0.1945in" fo:margin-bottom="0.0555in" loext:contextual-spacing="false" fo:line-height="100%" fo:text-align="justify" style:justify-single-word="false" fo:keep-together="auto" style:page-number="1" fo:keep-with-next="auto"/>
      <style:text-properties fo:color="#000000" fo:font-size="13pt" fo:font-weight="bold" style:font-size-asian="13pt" style:font-weight-asian="bold" style:font-size-complex="13pt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ec6q807wp068"/></text:p>
      <text:p text:style-name="P7"><text:bookmark text:name="_ljrfcqtq79ss"/><text:span text:style-name="T1">CLUB MARÍTIMO DE MAHÓN</text:span></text:p>
      <text:p text:style-name="P2"><text:span text:style-name="T2">CONVOCATORIA DE REUNIÓN</text:span></text:p>
      <text:p text:style-name="P2"><text:span text:style-name="T2">Mahón, 22 de noviembre de 2024</text:span></text:p>
      <text:p text:style-name="P2"><text:span text:style-name="T2">Estimado/a socio/a,</text:span></text:p>
      <text:p text:style-name="P2"><text:span text:style-name="T2">Por la presente, el Club Marítimo de Mahón le convoca a la próxima reunión general de socios, que se celebrará con los siguientes detalles:</text:span></text:p>
      <text:p text:style-name="P2"><text:span text:style-name="T2">📅 Fecha: Próximo lunes, [indicar fecha del lunes próximo]<text:line-break/>⏰ Hora: 20:00 h<text:line-break/>📍 Lugar: Sala de Actos del Club Marítimo de Mahón</text:span></text:p>
      <text:p text:style-name="P2"><text:span text:style-name="T2">Orden del día:</text:span></text:p>
      <text:list xml:id="list881434676" text:style-name="WWNum1">
        <text:list-item>
          <text:p text:style-name="P4"><text:span text:style-name="T2">Lectura y aprobación, si procede, del acta de la reunión anterior.</text:span></text:p>
        </text:list-item>
        <text:list-item>
          <text:p text:style-name="P5"><text:span text:style-name="T2">Presentación del balance económico del último trimestre.</text:span></text:p>
        </text:list-item>
        <text:list-item>
          <text:p text:style-name="P5"><text:span text:style-name="T2">Propuestas de actividades para el próximo semestre.</text:span></text:p>
        </text:list-item>
        <text:list-item>
          <text:p text:style-name="P6"><text:span text:style-name="T2">Ruegos y preguntas.</text:span></text:p>
        </text:list-item>
      </text:list>
      <text:p text:style-name="P2"><text:span text:style-name="T2">Se ruega la máxima puntualidad y confirmación de asistencia antes del día [fecha límite para confirmar], enviando un correo electrónico a info@clubmaritimomahon.org o llamando al teléfono 971 XXX XXX.</text:span></text:p>
      <text:p text:style-name="P2"><text:span text:style-name="T2">Agradecemos de antemano su participación activa, fundamental para el buen funcionamiento y desarrollo de nuestro club.</text:span></text:p>
      <text:p text:style-name="P2"><text:span text:style-name="T2">Atentamente,</text:span></text:p>
      <text:p text:style-name="P2"><text:span text:style-name="T2">[Firma y sello]<text:line-break/>Presidente del Club Marítimo de Mahón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4.75in" svg:height="2.4689in" draw:z-index="0"><draw:image xlink:href="Pictures/10000201000001C8000000EDB9A0005CB6F1FFA3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6" meta:word-count="152" meta:character-count="953" meta:non-whitespace-character-count="820"/>
    <meta:generator>LibreOfficeDev/6.0.5.2$Linux_X86_64 LibreOffice_project/</meta:generator>
  </office:meta>
</office:document-meta>
</file>